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bd97" officeooo:paragraph-rsid="0008bd97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bd97" officeooo:paragraph-rsid="0008bd9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convers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exte en gras centr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6:49:26.198893614</meta:creation-date>
    <dc:date>2018-01-18T10:26:27.168384200</dc:date>
    <meta:editing-duration>PT55S</meta:editing-duration>
    <meta:editing-cycles>2</meta:editing-cycles>
    <meta:generator>LibreOffice/5.4.2.2$Linux_X86_64 LibreOffice_project/40m0$Build-2</meta:generator>
    <meta:document-statistic meta:table-count="0" meta:image-count="0" meta:object-count="0" meta:page-count="1" meta:paragraph-count="2" meta:word-count="6" meta:character-count="35" meta:non-whitespace-character-count="31"/>
  </office:meta>
</office:document-meta>
</file>